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ella1" style:family="table">
      <style:table-properties style:width="17.011cm" fo:margin-left="0.011cm" fo:margin-top="0cm" fo:margin-bottom="0cm" table:align="left" style:writing-mode="lr-tb"/>
    </style:style>
    <style:style style:name="Tabella1.A" style:family="table-column">
      <style:table-column-properties style:column-width="1.212cm"/>
    </style:style>
    <style:style style:name="Tabella1.B" style:family="table-column">
      <style:table-column-properties style:column-width="4.519cm"/>
    </style:style>
    <style:style style:name="Tabella1.C" style:family="table-column">
      <style:table-column-properties style:column-width="4.117cm"/>
    </style:style>
    <style:style style:name="Tabella1.D" style:family="table-column">
      <style:table-column-properties style:column-width="4.228cm"/>
    </style:style>
    <style:style style:name="Tabella1.E" style:family="table-column">
      <style:table-column-properties style:column-width="2.93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padding="0cm" fo:border-left="0.5pt solid #000001" fo:border-right="1pt solid #bfbfbf" fo:border-top="0.5pt solid #000001" fo:border-bottom="0.5pt solid #000001"/>
    </style:style>
    <style:style style:name="Tabella1.E1" style:family="table-cell">
      <style:table-cell-properties style:vertical-align="" fo:padding="0cm" fo:border="0.5pt solid #000001"/>
    </style:style>
    <style:style style:name="P1" style:family="paragraph" style:parent-style-name="Standard">
      <style:text-properties fo:color="#000000" style:font-name="ArialMT" fo:font-size="10pt" fo:font-weight="normal" style:font-size-asian="10pt" style:font-weight-asian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MT" fo:font-size="10pt" fo:font-weight="normal" style:font-size-asian="10pt" style:font-weight-asian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4" style:family="paragraph" style:parent-style-name="Standard">
      <style:paragraph-properties fo:text-align="start" style:justify-single-word="false" fo:orphans="0" fo:widows="0"/>
      <style:text-properties fo:color="#000000" style:font-name="ArialMT" fo:font-size="10pt" fo:language="it" fo:country="IT" fo:font-style="normal" fo:font-weight="normal" style:letter-kerning="true" style:font-name-asian="Arial Unicode MS1" style:font-size-asian="10pt" style:language-asian="zh" style:country-asian="CN" style:font-style-asian="normal" style:font-weight-asian="normal" style:font-size-complex="12pt" style:language-complex="hi" style:country-complex="IN"/>
    </style:style>
    <style:style style:name="P5" style:family="paragraph" style:parent-style-name="Standard">
      <style:paragraph-properties fo:text-align="center" style:justify-single-word="false" fo:orphans="0" fo:widows="0"/>
      <style:text-properties fo:color="#000000" style:font-name="ArialMT" fo:font-size="10pt" fo:language="it" fo:country="IT" fo:font-weight="normal" style:letter-kerning="true" style:font-name-asian="Arial Unicode MS1" style:font-size-asian="10pt" style:language-asian="zh" style:country-asian="CN" style:font-weight-asian="normal" style:font-size-complex="12pt" style:language-complex="hi" style:country-complex="IN"/>
    </style:style>
    <style:style style:name="P6" style:family="paragraph" style:parent-style-name="Standard">
      <style:paragraph-properties fo:text-align="center" style:justify-single-word="false" fo:orphans="0" fo:widows="0"/>
      <style:text-properties fo:color="#000000" style:font-name="ArialMT" fo:font-size="10pt" fo:language="it" fo:country="IT" fo:font-style="italic" fo:font-weight="normal" style:letter-kerning="true" style:font-name-asian="Arial Unicode MS1" style:font-size-asian="10pt" style:language-asian="zh" style:country-asian="CN" style:font-style-asian="italic" style:font-weight-asian="normal" style:font-size-complex="12pt" style:language-complex="hi" style:country-complex="IN"/>
    </style:style>
    <style:style style:name="P7" style:family="paragraph" style:parent-style-name="Standard">
      <style:text-properties fo:color="#000000" style:font-name="ArialMT" fo:font-size="10pt" fo:font-style="normal" fo:font-weight="normal" style:font-size-asian="10pt" style:font-style-asian="normal" style:font-weight-asian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MT" fo:font-size="10pt" fo:font-style="normal" fo:font-weight="normal" style:font-size-asian="10pt" style:font-style-asian="normal" style:font-weight-asian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1.993cm" style:type="center"/>
        </style:tab-stops>
      </style:paragraph-properties>
      <style:text-properties fo:color="#000000" style:font-name="ArialMT" fo:font-size="10pt" fo:font-style="normal" fo:font-weight="normal" style:font-size-asian="10pt" style:font-style-asian="normal" style:font-weight-asian="normal"/>
    </style:style>
    <style:style style:name="P10" style:family="paragraph" style:parent-style-name="Standard">
      <style:paragraph-properties>
        <style:tab-stops>
          <style:tab-stop style:position="11.993cm" style:type="center"/>
        </style:tab-stops>
      </style:paragraph-properties>
      <style:text-properties fo:color="#000000" style:font-name="ArialMT" fo:font-size="10pt" fo:font-style="normal" fo:font-weight="normal" style:font-size-asian="10pt" style:font-style-asian="normal" style:font-weight-asian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MT" fo:font-size="10pt" fo:font-weight="bold" style:font-size-asian="10pt" style:font-weight-asian="bold"/>
    </style:style>
    <style:style style:name="P12" style:family="paragraph" style:parent-style-name="Standard">
      <style:text-properties fo:color="#000000" style:font-name="ArialMT" fo:font-size="8pt" fo:font-weight="normal" style:font-size-asian="8pt" style:font-weight-asian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MT" fo:font-size="8pt" fo:font-weight="normal" style:font-size-asian="8pt" style:font-weight-asian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MT" fo:font-size="8pt" fo:font-style="normal" fo:font-weight="normal" style:font-size-asian="8pt" style:font-style-asian="normal" style:font-weight-asian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MT" fo:font-size="9pt" fo:font-style="normal" fo:font-weight="normal" style:font-size-asian="9pt" style:font-style-asian="normal" style:font-weight-asian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ArialMT" fo:font-size="9pt" fo:font-style="normal" fo:font-weight="normal" style:font-size-asian="9pt" style:font-style-asian="normal" style:font-weight-asian="normal"/>
    </style:style>
    <style:style style:name="P17" style:family="paragraph" style:parent-style-name="Standard">
      <style:paragraph-properties fo:text-align="center" style:justify-single-word="false"/>
      <style:text-properties fo:color="#000000" style:font-name="ArialMT" fo:font-size="9pt" fo:font-style="normal" fo:font-weight="bold" style:font-size-asian="9pt" style:font-style-asian="normal" style:font-weight-asian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MT" fo:font-weight="bold" style:font-weight-asian="bold"/>
    </style:style>
    <style:style style:name="P19" style:family="paragraph" style:parent-style-name="Standard">
      <style:paragraph-properties fo:text-align="justify" style:justify-single-word="false"/>
      <style:text-properties fo:color="#000000"/>
    </style:style>
    <style:style style:name="P20" style:family="paragraph" style:parent-style-name="Standard">
      <style:paragraph-properties fo:line-height="200%" fo:text-align="justify" style:justify-single-word="false"/>
      <style:text-properties fo:color="#000000" style:font-name="Arial" fo:font-size="10pt" fo:font-style="normal" fo:font-weight="normal" officeooo:paragraph-rsid="001c2d13" style:font-size-asian="10pt" style:font-style-asian="normal" style:font-weight-asian="normal" style:font-size-complex="10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line-height="150%"/>
    </style:style>
    <style:style style:name="P24" style:family="paragraph" style:parent-style-name="Standard">
      <style:paragraph-properties fo:margin-left="0.762cm" fo:margin-right="-0.011cm" fo:text-align="center" style:justify-single-word="false" fo:text-indent="-0.762cm" style:auto-text-indent="false"/>
      <style:text-properties fo:color="#000000"/>
    </style:style>
    <style:style style:name="P25" style:family="paragraph" style:parent-style-name="Standard">
      <style:paragraph-properties fo:margin-left="0.762cm" fo:margin-right="-0.011cm" fo:text-align="center" style:justify-single-word="false" fo:text-indent="-0.762cm" style:auto-text-indent="false"/>
      <style:text-properties fo:color="#000000" style:font-name="ArialMT" fo:font-size="10pt" fo:font-weight="bold" style:font-size-asian="10pt" style:font-weight-asian="bold"/>
    </style:style>
    <style:style style:name="P26" style:family="paragraph" style:parent-style-name="Standard">
      <style:paragraph-properties fo:margin-left="0.63cm" fo:margin-right="-0.011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fo:color="#000000" style:font-name="ArialMT" fo:font-size="8pt" fo:font-style="normal" fo:font-weight="normal" style:font-size-asian="8pt" style:font-style-asian="normal" style:font-weight-asian="normal"/>
    </style:style>
    <style:style style:name="P28" style:family="paragraph" style:parent-style-name="Standard">
      <style:paragraph-properties fo:margin-left="1.27cm" fo:margin-right="-0.011cm" fo:text-align="justify" style:justify-single-word="false" fo:text-indent="-0.64cm" style:auto-text-indent="false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MT" fo:font-weight="bold" style:font-weight-asian="bold"/>
    </style:style>
    <style:style style:name="T1" style:family="text">
      <style:text-properties fo:color="#000000" style:font-name="ArialMT" fo:font-size="8pt" fo:font-style="normal" fo:font-weight="normal" style:font-size-asian="8pt" style:font-style-asian="normal" style:font-weight-asian="normal"/>
    </style:style>
    <style:style style:name="T2" style:family="text">
      <style:text-properties fo:color="#000000" style:font-name="ArialMT" fo:font-size="8pt" fo:font-style="normal" fo:font-weight="bold" style:font-size-asian="8pt" style:font-style-asian="normal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DICHIARAZIONE SOSTITUTIVA DELL’ATTO DI NOTORIETA’</text:p>
      <text:p text:style-name="P18">(Art..47 del D.P.R. 28 dicembre 2000, N. 445)</text:p>
      <text:p text:style-name="P2"/>
      <text:p text:style-name="P11">USO SUCCESSIONE</text:p>
      <text:p text:style-name="P12"/>
      <text:p text:style-name="P22">{%= @illa.capitalize %} sottoscritt{%= @oa %} <text:span text:style-name="T3">{%= @persona.nome %} {%= @persona.cognome %}</text:span></text:p>
      <text:p text:style-name="P23"><text:span text:style-name="T4">nat{%= @oa%} a </text:span><text:span text:style-name="T5">{%= @persona.comune_nascita %}</text:span><text:span text:style-name="T4"> il </text:span><text:span text:style-name="T5">{%= @persona.data_nascita.lformat(:short) %}</text:span></text:p>
      <text:p text:style-name="P22">residente a <text:span text:style-name="T3">{%= @persona.indirizzo_residenza.comune %}</text:span> in <text:span text:style-name="T3">{%= @persona.indirizzo_residenza.to_s %}</text:span></text:p>
      <text:p text:style-name="P22">codice fiscale <text:span text:style-name="T3">{%= @persona.codice_fiscale %}</text:span></text:p>
      <text:p text:style-name="P13"/>
      <text:p text:style-name="P3">consapevole delle sanzioni penali previste dell’art. 76 del D.P.R: 445/2000, nel caso di mendaci dichiarazioni, falsità negli atti, uso <text:s/>o esibizione di atti o contenenti dati non più rispondenti a verità,</text:p>
      <text:p text:style-name="P24"/>
      <text:p text:style-name="P25">DICHIARA</text:p>
      <text:p text:style-name="P1"/>
      <text:p text:style-name="P1">che in data__________________è decedut__ <text:s text:c="2"/>________________________________________</text:p>
      <text:p text:style-name="P12"/>
      <text:p text:style-name="P1">nat______a________________________________________________il____________________</text:p>
      <text:p text:style-name="P12"/>
      <text:p text:style-name="P1">in vita residente a______________________________________, in via_____________________</text:p>
      <text:p text:style-name="P12"/>
      <text:p text:style-name="P1">___________________________________________________________________del dichiarante</text:p>
      <text:p text:style-name="P1"><text:tab/>(indicare il rapporto di parentela col defunto: coniuge, figlio, nipote, ecc.</text:p>
      <text:p text:style-name="P12"/>
      <text:p text:style-name="P3">ha lasciato testamento olografo, pubblicato presso il notaio Dott.___________________________________</text:p>
      <text:p text:style-name="P3">del Collegio Notarile di___________in data_________Rep.N_________, fascicolo n.___________________ con il quale il defunto <text:s/>nomina eredi testamentari:</text:p>
      <text:p text:style-name="P21"><text:bookmark text:name="__DdeLink__727_21244244391"/><text:bookmark text:name="__DdeLink__727_2124424439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">N. d’ord</text:p>
          </table:table-cell>
          <table:table-cell table:style-name="Tabella1.A1" office:value-type="string">
            <text:p text:style-name="P5">Cognome e Nome</text:p>
          </table:table-cell>
          <table:table-cell table:style-name="Tabella1.A1" office:value-type="string">
            <text:p text:style-name="P5">Luogo e </text:p>
            <text:p text:style-name="P5">data di nascita</text:p>
          </table:table-cell>
          <table:table-cell table:style-name="Tabella1.A1" office:value-type="string">
            <text:p text:style-name="P5">Residenza</text:p>
          </table:table-cell>
          <table:table-cell table:style-name="Tabella1.E1" office:value-type="string">
            <text:p text:style-name="P5">Grado di parentela con il</text:p>
            <text:p text:style-name="P6">de cuius</text:p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E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E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E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E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E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E1" office:value-type="string">
            <text:p text:style-name="P4"/>
          </table:table-cell>
        </table:table-row>
      </table:table>
      <text:p text:style-name="Standard"><text:bookmark text:name="__DdeLink__727_21244244393"/><text:bookmark text:name="__DdeLink__727_21244244392"/></text:p>
      <text:p text:style-name="P7">Dichiara altresì:_______________________________________________________________ ______</text:p>
      <text:p text:style-name="P7"/>
      <text:p text:style-name="P7">Dichiaro altresì, di essere informato, ai sensi e per gli effetti di cui all’art.13 del D.Lgs. 196/2003, che i dati personali raccolti saranno trattati, anche con strumenti informatici, esclusivamente nell’ambito del procedimento per il quale la presente dichiarazione viene resa.</text:p>
      <text:p text:style-name="P7"/>
      <text:p text:style-name="P20">Addì {%= @data %}</text:p>
      <text:p text:style-name="P10"><text:tab/>IL DICHIARANTE</text:p>
      <text:p text:style-name="P9"><text:tab/>_________________</text:p>
      <text:p text:style-name="P8"/>
      <text:p text:style-name="P8">**************************************************************************************************************************</text:p>
      <text:p text:style-name="P17">AUTENTICA</text:p>
      <text:p text:style-name="P15"/>
      <text:p text:style-name="P16">Ai sensi degli artt 4, comma 1 <text:s/>e 21, comma 2, <text:s/>del DPR 445/2000, attesto che le <text:s/>sottoscrizione di cui sopra, <text:s text:c="2"/>è stata apposta <text:s/>in mia presenza dall’interessato Sig./ra <text:s/>________________________________________, </text:p>
      <text:p text:style-name="P16">previo accertamento della sua identità a mezzo di _____________________________________________</text:p>
      <text:p text:style-name="P15">Addì _______________________<text:tab/><text:tab/><text:tab/><text:tab/><text:tab/>IL DIPENDENTE INCARICATO DAL SINDACO</text:p>
      <text:p text:style-name="P15"><text:tab/><text:tab/><text:tab/><text:tab/><text:tab/><text:tab/><text:tab/><text:tab/>_____________________________________</text:p>
      <text:p text:style-name="P19"/>
      <text:p text:style-name="P27">_________________________________________________</text:p>
      <text:p text:style-name="P14">La presente dichiarazione può essere:</text:p>
      <text:p text:style-name="P26"><text:span text:style-name="T2">a)<text:tab/></text:span><text:span text:style-name="T1">firmata in presenza del dipendente addetto a riceverla</text:span></text:p>
      <text:p text:style-name="P28"><text:span text:style-name="T2">b)<text:tab/></text:span><text:span text:style-name="T1">trasmessa via posta, fax o via telematica con allegata carta di identità se trasmessa a organi della Pubblica amministrazione</text:span></text:p>
      <text:p text:style-name="P28"><text:span text:style-name="T2">c)<text:tab/></text:span><text:span text:style-name="T1">La firma deve essere autenticata presso qualsiasi pubblico ufficiale (dipendente comunale incaricato dal Sindaco, Notaio, Segretario Comunale e occorre apporre la marca da bollo autenticata </text:span><text:span text:style-name="T2">se va presentata ad soggetti privati o ad organi della Pubblica amministrazione ai fini della riscossione di benefici economici</text:span><text:span text:style-name="T1"> (pensioni, contributi, ecc.). In tal caso </text:span><text:soft-page-break/><text:span text:style-name="T2">occorre apporre la marca da bol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fo:font-size="14pt" fo:language="it" fo:country="IT" style:letter-kerning="true" style:font-name-asian="Arial Unicode MS1" style:font-family-asian="'Arial Unicode MS'" style:font-family-generic-asian="system" style:font-size-asian="14pt" style:language-asian="zh" style:country-asian="CN" style:font-name-complex="Arial Unicode MS" style:font-family-complex="'Arial Unicode MS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/>
      <style:text-properties fo:color="#000000" style:font-name="Liberation Serif1" fo:font-family="'Liberation Serif'" style:font-family-generic="roman" fo:font-size="12pt" fo:language="it" fo:country="IT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text-align="start" style:justify-single-word="false" fo:orphans="0" fo:widows="0"/>
      <style:text-properties fo:color="#000000" style:font-name="Liberation Serif1" fo:font-family="'Liberation Serif'" style:font-family-generic="roman" fo:font-size="12pt" fo:language="it" fo:country="IT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text:number-lines="false" text:line-number="0"/>
      <style:text-properties fo:color="#000000" style:font-name="Liberation Serif1" fo:font-family="'Liberation Serif'" style:font-family-generic="roman" fo:font-size="12pt" fo:language="it" fo:country="IT" fo:font-style="italic" style:letter-kerning="true" style:font-name-asian="Liberation Serif2" style:font-family-asian="'Liberation Serif'" style:font-family-generic-asian="system" style:font-size-asian="12pt" style:language-asian="zh" style:country-asian="CN" style:font-style-asian="italic" style:font-size-complex="12pt" style:language-complex="hi" style:country-complex="IN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/>
      <style:text-properties fo:color="#000000" style:font-name="Liberation Serif1" fo:font-family="'Liberation Serif'" style:font-family-generic="roman" fo:font-size="12pt" fo:language="it" fo:country="IT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635cm" fo:margin-left="2cm" fo:margin-right="2cm" style:writing-mode="lr-tb" style:layout-grid-color="#c0c0c0" style:layout-grid-lines="2779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editing-duration>PT26S</meta:editing-duration>
    <meta:editing-cycles>2</meta:editing-cycles>
    <meta:creation-date>2015-09-29T13:54:45.562770000</meta:creation-date>
    <dc:date>2015-09-29T13:54:47.047879000</dc:date>
    <meta:document-statistic meta:table-count="1" meta:image-count="0" meta:object-count="0" meta:page-count="2" meta:paragraph-count="39" meta:word-count="341" meta:character-count="3033" meta:non-whitespace-character-count="2703"/>
  </office:meta>
</office:document-meta>
</file>